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E000000642CD6158DD5AEEA69.gif" manifest:media-type="image/gif"/>
  <manifest:file-entry manifest:full-path="Pictures/100000010000009E00000064017B48A637D36033.gif" manifest:media-type="image/gif"/>
  <manifest:file-entry manifest:full-path="Pictures/100000010000009E00000064159D5618A374F06A.gif" manifest:media-type="image/gif"/>
  <manifest:file-entry manifest:full-path="Pictures/100000010000009E000000643DDB9DEAEC7992D7.gif" manifest:media-type="image/gif"/>
  <manifest:file-entry manifest:full-path="Pictures/100000010000009E00000064395EB9BBF4A04A4F.gif" manifest:media-type="image/gif"/>
  <manifest:file-entry manifest:full-path="Pictures/100000010000009E000000644625D0B47CB8B9EB.gif" manifest:media-type="image/gif"/>
  <manifest:file-entry manifest:full-path="Pictures/100000010000009E0000006436BCC7F93D113029.gif" manifest:media-type="image/gif"/>
  <manifest:file-entry manifest:full-path="Pictures/100000010000009E0000006442013AF5F00942FD.gif" manifest:media-type="image/gif"/>
  <manifest:file-entry manifest:full-path="Pictures/100000010000009E00000064874F89589A79639E.gif" manifest:media-type="image/gif"/>
  <manifest:file-entry manifest:full-path="Pictures/100000010000009E00000064F1219C9DEE64BBCD.gif" manifest:media-type="image/gif"/>
  <manifest:file-entry manifest:full-path="Pictures/100000010000009E00000064EA2CEBBDFC295B65.gif" manifest:media-type="image/gif"/>
  <manifest:file-entry manifest:full-path="Pictures/100000010000009E00000064DB96776A7B5EFF1F.gif" manifest:media-type="image/gif"/>
  <manifest:file-entry manifest:full-path="Pictures/100000010000009E00000064319A9F838355B8B1.gif" manifest:media-type="image/gif"/>
  <manifest:file-entry manifest:full-path="Pictures/100000010000009E000000644EBEA1B87D864E10.gif" manifest:media-type="image/gif"/>
  <manifest:file-entry manifest:full-path="Pictures/100000010000009E0000006493CAC6CB5A143CE4.gif" manifest:media-type="image/gif"/>
  <manifest:file-entry manifest:full-path="Pictures/100000010000009E000000644F13347CAC3B28D7.gif" manifest:media-type="image/gif"/>
  <manifest:file-entry manifest:full-path="Pictures/100000010000009E0000006415252372E8071863.gif" manifest:media-type="image/gif"/>
  <manifest:file-entry manifest:full-path="Pictures/100000010000009E00000064F82B3A14C87DB06F.gif" manifest:media-type="image/gif"/>
  <manifest:file-entry manifest:full-path="Pictures/100000010000009E000000641F3E360D7F413001.gif" manifest:media-type="image/gif"/>
  <manifest:file-entry manifest:full-path="Pictures/100000010000009E00000064AFF0F54B6554A930.gif" manifest:media-type="image/gif"/>
  <manifest:file-entry manifest:full-path="Pictures/100000010000009E0000006452AE0E292EBFCE13.gif" manifest:media-type="image/gif"/>
  <manifest:file-entry manifest:full-path="Pictures/100000010000009E0000006439FC85E8D141C3DD.gif" manifest:media-type="image/gif"/>
  <manifest:file-entry manifest:full-path="Pictures/100000010000009E00000064FB65F2D04D1C38C5.gif" manifest:media-type="image/gif"/>
  <manifest:file-entry manifest:full-path="Pictures/100000010000009E00000064871C1E2CBDF2F205.gif" manifest:media-type="image/gif"/>
  <manifest:file-entry manifest:full-path="Pictures/100000010000009E000000646EA05D1D618E9AA8.gif" manifest:media-type="image/gif"/>
  <manifest:file-entry manifest:full-path="Pictures/100000010000009E0000006464E271FF5EFE2736.gif" manifest:media-type="image/gif"/>
  <manifest:file-entry manifest:full-path="Pictures/100000010000009E000000644E9336E3DF05E51E.gif" manifest:media-type="image/gif"/>
  <manifest:file-entry manifest:full-path="Pictures/100000010000009E00000064E66FA2C1FEB223E4.gif" manifest:media-type="image/gif"/>
  <manifest:file-entry manifest:full-path="Pictures/100000010000009E00000064B39A198BD6B251F3.gif" manifest:media-type="image/gif"/>
  <manifest:file-entry manifest:full-path="Pictures/100000010000009E000000643C69D9F7BBE71B8E.gif" manifest:media-type="image/gif"/>
  <manifest:file-entry manifest:full-path="Pictures/100000010000009E000000642C91450AD5BDA39E.gif" manifest:media-type="image/gif"/>
  <manifest:file-entry manifest:full-path="Pictures/100000010000009E00000064A84C26FF9BEECC28.gif" manifest:media-type="image/gif"/>
  <manifest:file-entry manifest:full-path="Pictures/100000010000009E0000006433F041BA7BD50C20.gif" manifest:media-type="image/gif"/>
  <manifest:file-entry manifest:full-path="Pictures/100000010000009E000000647029FD4DD422137D.gif" manifest:media-type="image/gif"/>
  <manifest:file-entry manifest:full-path="Pictures/100000010000009E0000006476314C416BE1CB00.gif" manifest:media-type="image/gif"/>
  <manifest:file-entry manifest:full-path="Pictures/100000010000009E000000644043F368DDE472E6.gif" manifest:media-type="image/gif"/>
  <manifest:file-entry manifest:full-path="Pictures/100000010000009E00000064678ED02A3BB8128D.gif" manifest:media-type="image/gif"/>
  <manifest:file-entry manifest:full-path="Pictures/100000010000009E00000064A61D73AA9B8646EF.gif" manifest:media-type="image/gif"/>
  <manifest:file-entry manifest:full-path="Pictures/100000010000009E0000006425FB30CAFD03213A.gif" manifest:media-type="image/gif"/>
  <manifest:file-entry manifest:full-path="Pictures/100000010000009E000000642E69AE42F7AB3ACD.gif" manifest:media-type="image/gif"/>
  <manifest:file-entry manifest:full-path="Pictures/100000010000009E00000064856F6CAA6697E55C.gif" manifest:media-type="image/gif"/>
  <manifest:file-entry manifest:full-path="Pictures/100000010000009E0000006429B87BA2B6A5DB75.gif" manifest:media-type="image/gif"/>
  <manifest:file-entry manifest:full-path="Pictures/100000010000009E00000064306B618624F93737.gif" manifest:media-type="image/gif"/>
  <manifest:file-entry manifest:full-path="Pictures/100000010000009E0000006461548D1D7CB01D24.gif" manifest:media-type="image/gif"/>
  <manifest:file-entry manifest:full-path="Pictures/100000010000009E000000646F2FB46F950F4573.gif" manifest:media-type="image/gif"/>
  <manifest:file-entry manifest:full-path="Pictures/100000010000009E000000647910AB2CAA4ACDAF.gif" manifest:media-type="image/gif"/>
  <manifest:file-entry manifest:full-path="Pictures/100000010000009E000000644B1CAF00449D495E.gif" manifest:media-type="image/gif"/>
  <manifest:file-entry manifest:full-path="Pictures/100000010000009E0000006443DBC8AB4A9CE599.gif" manifest:media-type="image/gif"/>
  <manifest:file-entry manifest:full-path="Pictures/100000010000009E000000646F6ECA4751415170.gif" manifest:media-type="image/gif"/>
  <manifest:file-entry manifest:full-path="Pictures/100000010000009E00000064EFD315DCB450C4AE.gif" manifest:media-type="image/gif"/>
  <manifest:file-entry manifest:full-path="Pictures/100000010000009E0000006430D540B5F6A0B192.gif" manifest:media-type="image/gif"/>
  <manifest:file-entry manifest:full-path="Pictures/100000010000009E00000064D778A025FFA5AFCF.gif" manifest:media-type="image/gif"/>
  <manifest:file-entry manifest:full-path="Pictures/100000010000009E000000648F8632C9D04F6CAA.gif" manifest:media-type="image/gif"/>
  <manifest:file-entry manifest:full-path="Pictures/100000010000009E00000064FF789B29A6B81836.gif" manifest:media-type="image/gif"/>
  <manifest:file-entry manifest:full-path="Pictures/100000010000009E00000064B6EEF0B641C6DA3B.gif" manifest:media-type="image/gif"/>
  <manifest:file-entry manifest:full-path="Pictures/100000010000009E00000064FEE8CF27EECEE2F6.gif" manifest:media-type="image/gif"/>
  <manifest:file-entry manifest:full-path="Pictures/100000010000009E000000649C4F9192E70FD4CE.gif" manifest:media-type="image/gif"/>
  <manifest:file-entry manifest:full-path="Pictures/100000010000009E00000064E322DC4BEFF86D06.gif" manifest:media-type="image/gif"/>
  <manifest:file-entry manifest:full-path="Pictures/100000010000009E000000642CA791E7443E45EF.gif" manifest:media-type="image/gif"/>
  <manifest:file-entry manifest:full-path="Pictures/100000010000009E000000640905F9634F3B8ED0.gif" manifest:media-type="image/gif"/>
  <manifest:file-entry manifest:full-path="Pictures/100000010000009E00000064CDC1BEFEE9009EF6.gif" manifest:media-type="image/gif"/>
  <manifest:file-entry manifest:full-path="Pictures/100000010000009E00000064C0C149ED064E4FB1.gif" manifest:media-type="image/gif"/>
  <manifest:file-entry manifest:full-path="Pictures/100000010000009E00000064F9273B4D60F108DE.gif" manifest:media-type="image/gif"/>
  <manifest:file-entry manifest:full-path="Pictures/100000010000009E00000064DF60926004D15632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1.D1" style:family="table-cell">
      <style:table-cell-properties fo:padding="0.2403in" fo:border="0.05pt solid #000000"/>
    </style:style>
    <style:style style:name="Table1.A2" style:family="table-cell">
      <style:table-cell-properties fo:padding="0.2403in" fo:border-left="0.05pt solid #000000" fo:border-right="none" fo:border-top="none" fo:border-bottom="0.05pt solid #000000"/>
    </style:style>
    <style:style style:name="Table1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2.D1" style:family="table-cell">
      <style:table-cell-properties fo:padding="0.2403in" fo:border="0.05pt solid #000000"/>
    </style:style>
    <style:style style:name="Table2.A2" style:family="table-cell">
      <style:table-cell-properties fo:padding="0.2403in" fo:border-left="0.05pt solid #000000" fo:border-right="none" fo:border-top="none" fo:border-bottom="0.05pt solid #000000"/>
    </style:style>
    <style:style style:name="Table2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3.D1" style:family="table-cell">
      <style:table-cell-properties fo:padding="0.2403in" fo:border="0.05pt solid #000000"/>
    </style:style>
    <style:style style:name="Table3.A2" style:family="table-cell">
      <style:table-cell-properties fo:padding="0.2403in" fo:border-left="0.05pt solid #000000" fo:border-right="none" fo:border-top="none" fo:border-bottom="0.05pt solid #000000"/>
    </style:style>
    <style:style style:name="Table3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4.D1" style:family="table-cell">
      <style:table-cell-properties fo:padding="0.2403in" fo:border="0.05pt solid #000000"/>
    </style:style>
    <style:style style:name="Table4.A2" style:family="table-cell">
      <style:table-cell-properties fo:padding="0.2403in" fo:border-left="0.05pt solid #000000" fo:border-right="none" fo:border-top="none" fo:border-bottom="0.05pt solid #000000"/>
    </style:style>
    <style:style style:name="Table4.D2" style:family="table-cell">
      <style:table-cell-properties fo:padding="0.2403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  <style:text-properties officeooo:paragraph-rsid="000c8a27"/>
    </style:style>
    <style:style style:name="P2" style:family="paragraph" style:parent-style-name="Standard">
      <style:text-properties officeooo:paragraph-rsid="000c8a27"/>
    </style:style>
    <style:style style:name="P3" style:family="paragraph" style:parent-style-name="Standard">
      <style:text-properties officeooo:rsid="000c8a27" officeooo:paragraph-rsid="000c8a27"/>
    </style:style>
    <style:style style:name="P4" style:family="paragraph" style:parent-style-name="Table_20_Contents">
      <style:text-properties officeooo:paragraph-rsid="000c8a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Line94587328719200">
          <table:table-cell table:style-name="Table1.A1" office:value-type="string">
            <text:p text:style-name="Table_20_Contents"><draw:frame draw:style-name="fr1" draw:name="Image1" text:anchor-type="char" svg:width="1.2508in" svg:height="0.7909in" draw:z-index="0"><draw:image xlink:href="Pictures/100000010000009E00000064A84C26FF9BEECC28.gif" xlink:type="simple" xlink:show="embed" xlink:actuate="onLoad" draw:mime-type="image/gif"/></draw:frame></text:p>
          </table:table-cell>
          <table:table-cell table:style-name="Table1.A1" office:value-type="string">
            <text:p text:style-name="Table_20_Contents"><draw:frame draw:style-name="fr1" draw:name="Image2" text:anchor-type="char" svg:width="1.2508in" svg:height="0.7909in" draw:z-index="1"><draw:image xlink:href="Pictures/100000010000009E00000064871C1E2CBDF2F205.gif" xlink:type="simple" xlink:show="embed" xlink:actuate="onLoad" draw:mime-type="image/gif"/></draw:frame></text:p>
          </table:table-cell>
          <table:table-cell table:style-name="Table1.A1" office:value-type="string">
            <text:p text:style-name="Table_20_Contents"><draw:frame draw:style-name="fr1" draw:name="Image3" text:anchor-type="char" svg:width="1.2508in" svg:height="0.7909in" draw:z-index="2"><draw:image xlink:href="Pictures/100000010000009E000000644E9336E3DF05E51E.gif" xlink:type="simple" xlink:show="embed" xlink:actuate="onLoad" draw:mime-type="image/gif"/></draw:frame></text:p>
          </table:table-cell>
          <table:table-cell table:style-name="Table1.D1" office:value-type="string">
            <text:p text:style-name="Table_20_Contents"><draw:frame draw:style-name="fr1" draw:name="Image4" text:anchor-type="char" svg:width="1.2508in" svg:height="0.7909in" draw:z-index="3"><draw:image xlink:href="Pictures/100000010000009E0000006452AE0E292EBFCE13.gif" xlink:type="simple" xlink:show="embed" xlink:actuate="onLoad" draw:mime-type="image/gif"/></draw:frame></text:p>
          </table:table-cell>
        </table:table-row>
        <table:table-row table:style-name="TableLine945873287192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87328719200">
          <table:table-cell table:style-name="Table1.A2" office:value-type="string">
            <text:p text:style-name="Table_20_Contents"><draw:frame draw:style-name="fr1" draw:name="Image5" text:anchor-type="char" svg:width="1.2508in" svg:height="0.7909in" draw:z-index="4"><draw:image xlink:href="Pictures/100000010000009E00000064FB65F2D04D1C38C5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1" draw:name="Image6" text:anchor-type="char" svg:width="1.2508in" svg:height="0.7909in" draw:z-index="5"><draw:image xlink:href="Pictures/100000010000009E0000006436BCC7F93D113029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1" draw:name="Image7" text:anchor-type="char" svg:width="1.2508in" svg:height="0.7909in" draw:z-index="6"><draw:image xlink:href="Pictures/100000010000009E00000064B39A198BD6B251F3.gif" xlink:type="simple" xlink:show="embed" xlink:actuate="onLoad" draw:mime-type="image/gif"/></draw:frame></text:p>
          </table:table-cell>
          <table:table-cell table:style-name="Table1.D2" office:value-type="string">
            <text:p text:style-name="Table_20_Contents"><draw:frame draw:style-name="fr1" draw:name="Image8" text:anchor-type="char" svg:width="1.2508in" svg:height="0.7909in" draw:z-index="7"><draw:image xlink:href="Pictures/100000010000009E00000064F82B3A14C87DB06F.gif" xlink:type="simple" xlink:show="embed" xlink:actuate="onLoad" draw:mime-type="image/gif"/></draw:frame></text:p>
          </table:table-cell>
        </table:table-row>
        <table:table-row table:style-name="TableLine945873287192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87328719200">
          <table:table-cell table:style-name="Table1.A2" office:value-type="string">
            <text:p text:style-name="Table_20_Contents"><draw:frame draw:style-name="fr1" draw:name="Image9" text:anchor-type="char" svg:width="1.2508in" svg:height="0.7909in" draw:z-index="8"><draw:image xlink:href="Pictures/100000010000009E0000006433F041BA7BD50C20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1" draw:name="Image10" text:anchor-type="char" svg:width="1.2508in" svg:height="0.7909in" draw:z-index="9"><draw:image xlink:href="Pictures/100000010000009E00000064678ED02A3BB8128D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1" draw:name="Image11" text:anchor-type="char" svg:width="1.2508in" svg:height="0.7909in" draw:z-index="10"><draw:image xlink:href="Pictures/100000010000009E00000064306B618624F93737.gif" xlink:type="simple" xlink:show="embed" xlink:actuate="onLoad" draw:mime-type="image/gif"/></draw:frame></text:p>
          </table:table-cell>
          <table:table-cell table:style-name="Table1.D2" office:value-type="string">
            <text:p text:style-name="Table_20_Contents"><draw:frame draw:style-name="fr1" draw:name="Image12" text:anchor-type="char" svg:width="1.2508in" svg:height="0.7909in" draw:z-index="11"><draw:image xlink:href="Pictures/100000010000009E00000064856F6CAA6697E55C.gif" xlink:type="simple" xlink:show="embed" xlink:actuate="onLoad" draw:mime-type="image/gif"/></draw:frame></text:p>
          </table:table-cell>
        </table:table-row>
        <table:table-row table:style-name="TableLine945873287192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87328719200">
          <table:table-cell table:style-name="Table1.A2" office:value-type="string">
            <text:p text:style-name="Table_20_Contents"><draw:frame draw:style-name="fr1" draw:name="Image13" text:anchor-type="char" svg:width="1.2508in" svg:height="0.7909in" draw:z-index="12"><draw:image xlink:href="Pictures/100000010000009E00000064319A9F838355B8B1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1" draw:name="Image14" text:anchor-type="char" svg:width="1.2508in" svg:height="0.7909in" draw:z-index="13"><draw:image xlink:href="Pictures/100000010000009E000000644F13347CAC3B28D7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1" draw:name="Image15" text:anchor-type="char" svg:width="1.2508in" svg:height="0.7909in" draw:z-index="14"><draw:image xlink:href="Pictures/100000010000009E0000006429B87BA2B6A5DB75.gif" xlink:type="simple" xlink:show="embed" xlink:actuate="onLoad" draw:mime-type="image/gif"/></draw:frame></text:p>
          </table:table-cell>
          <table:table-cell table:style-name="Table1.D2" office:value-type="string">
            <text:p text:style-name="Table_20_Contents"><draw:frame draw:style-name="fr1" draw:name="Image16" text:anchor-type="char" svg:width="1.2508in" svg:height="0.7909in" draw:z-index="15"><draw:image xlink:href="Pictures/100000010000009E000000644625D0B47CB8B9EB.gif" xlink:type="simple" xlink:show="embed" xlink:actuate="onLoad" draw:mime-type="image/gif"/></draw:frame></text:p>
          </table:table-cell>
        </table:table-row>
        <table:table-row table:style-name="TableLine945873287192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3"/>
      <table:table table:name="Table2" table:style-name="Table2">
        <table:table-column table:style-name="Table2.A" table:number-columns-repeated="4"/>
        <table:table-row table:style-name="TableLine94587342967808">
          <table:table-cell table:style-name="Table2.A1" office:value-type="string">
            <text:p text:style-name="P4"><draw:frame draw:style-name="fr1" draw:name="Image17" text:anchor-type="char" svg:width="1.2508in" svg:height="0.7909in" draw:z-index="16"><draw:image xlink:href="Pictures/100000010000009E00000064DB96776A7B5EFF1F.gif" xlink:type="simple" xlink:show="embed" xlink:actuate="onLoad" draw:mime-type="image/gif"/></draw:frame></text:p>
          </table:table-cell>
          <table:table-cell table:style-name="Table2.A1" office:value-type="string">
            <text:p text:style-name="P4"><draw:frame draw:style-name="fr1" draw:name="Image18" text:anchor-type="char" svg:width="1.2508in" svg:height="0.7909in" draw:z-index="17"><draw:image xlink:href="Pictures/100000010000009E0000006493CAC6CB5A143CE4.gif" xlink:type="simple" xlink:show="embed" xlink:actuate="onLoad" draw:mime-type="image/gif"/></draw:frame></text:p>
          </table:table-cell>
          <table:table-cell table:style-name="Table2.A1" office:value-type="string">
            <text:p text:style-name="P4"><draw:frame draw:style-name="fr1" draw:name="Image19" text:anchor-type="char" svg:width="1.2508in" svg:height="0.7909in" draw:z-index="18"><draw:image xlink:href="Pictures/100000010000009E00000064EA2CEBBDFC295B65.gif" xlink:type="simple" xlink:show="embed" xlink:actuate="onLoad" draw:mime-type="image/gif"/></draw:frame></text:p>
          </table:table-cell>
          <table:table-cell table:style-name="Table2.D1" office:value-type="string">
            <text:p text:style-name="P4"><draw:frame draw:style-name="fr1" draw:name="Image20" text:anchor-type="char" svg:width="1.2508in" svg:height="0.7909in" draw:z-index="19"><draw:image xlink:href="Pictures/100000010000009E0000006425FB30CAFD03213A.gif" xlink:type="simple" xlink:show="embed" xlink:actuate="onLoad" draw:mime-type="image/gif"/></draw:frame></text:p>
          </table:table-cell>
        </table:table-row>
        <table:table-row table:style-name="TableLine94587342967808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Line94587342967808">
          <table:table-cell table:style-name="Table2.A2" office:value-type="string">
            <text:p text:style-name="P4"><draw:frame draw:style-name="fr1" draw:name="Image21" text:anchor-type="char" svg:width="1.2508in" svg:height="0.7909in" draw:z-index="20"><draw:image xlink:href="Pictures/100000010000009E00000064F1219C9DEE64BBCD.gif" xlink:type="simple" xlink:show="embed" xlink:actuate="onLoad" draw:mime-type="image/gif"/></draw:frame></text:p>
          </table:table-cell>
          <table:table-cell table:style-name="Table2.A2" office:value-type="string">
            <text:p text:style-name="P4"><draw:frame draw:style-name="fr1" draw:name="Image22" text:anchor-type="char" svg:width="1.2508in" svg:height="0.7909in" draw:z-index="21"><draw:image xlink:href="Pictures/100000010000009E00000064874F89589A79639E.gif" xlink:type="simple" xlink:show="embed" xlink:actuate="onLoad" draw:mime-type="image/gif"/></draw:frame></text:p>
          </table:table-cell>
          <table:table-cell table:style-name="Table2.A2" office:value-type="string">
            <text:p text:style-name="P4"><draw:frame draw:style-name="fr1" draw:name="Image23" text:anchor-type="char" svg:width="1.2508in" svg:height="0.7909in" draw:z-index="22"><draw:image xlink:href="Pictures/100000010000009E0000006442013AF5F00942FD.gif" xlink:type="simple" xlink:show="embed" xlink:actuate="onLoad" draw:mime-type="image/gif"/></draw:frame></text:p>
          </table:table-cell>
          <table:table-cell table:style-name="Table2.D2" office:value-type="string">
            <text:p text:style-name="P4"><draw:frame draw:style-name="fr1" draw:name="Image24" text:anchor-type="char" svg:width="1.2508in" svg:height="0.7909in" draw:z-index="23"><draw:image xlink:href="Pictures/100000010000009E00000064AFF0F54B6554A930.gif" xlink:type="simple" xlink:show="embed" xlink:actuate="onLoad" draw:mime-type="image/gif"/></draw:frame></text:p>
          </table:table-cell>
        </table:table-row>
        <table:table-row table:style-name="TableLine94587342967808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Line94587342967808">
          <table:table-cell table:style-name="Table2.A2" office:value-type="string">
            <text:p text:style-name="P4"><draw:frame draw:style-name="fr1" draw:name="Image25" text:anchor-type="char" svg:width="1.2508in" svg:height="0.7909in" draw:z-index="24"><draw:image xlink:href="Pictures/100000010000009E0000006476314C416BE1CB00.gif" xlink:type="simple" xlink:show="embed" xlink:actuate="onLoad" draw:mime-type="image/gif"/></draw:frame></text:p>
          </table:table-cell>
          <table:table-cell table:style-name="Table2.A2" office:value-type="string">
            <text:p text:style-name="P4"><draw:frame draw:style-name="fr1" draw:name="Image26" text:anchor-type="char" svg:width="1.2508in" svg:height="0.7909in" draw:z-index="25"><draw:image xlink:href="Pictures/100000010000009E000000642C91450AD5BDA39E.gif" xlink:type="simple" xlink:show="embed" xlink:actuate="onLoad" draw:mime-type="image/gif"/></draw:frame></text:p>
          </table:table-cell>
          <table:table-cell table:style-name="Table2.A2" office:value-type="string">
            <text:p text:style-name="P4"><draw:frame draw:style-name="fr1" draw:name="Image27" text:anchor-type="char" svg:width="1.2508in" svg:height="0.7909in" draw:z-index="26"><draw:image xlink:href="Pictures/100000010000009E000000643C69D9F7BBE71B8E.gif" xlink:type="simple" xlink:show="embed" xlink:actuate="onLoad" draw:mime-type="image/gif"/></draw:frame></text:p>
          </table:table-cell>
          <table:table-cell table:style-name="Table2.D2" office:value-type="string">
            <text:p text:style-name="P4"><draw:frame draw:style-name="fr1" draw:name="Image28" text:anchor-type="char" svg:width="1.2508in" svg:height="0.7909in" draw:z-index="27"><draw:image xlink:href="Pictures/100000010000009E000000646EA05D1D618E9AA8.gif" xlink:type="simple" xlink:show="embed" xlink:actuate="onLoad" draw:mime-type="image/gif"/></draw:frame></text:p>
          </table:table-cell>
        </table:table-row>
        <table:table-row table:style-name="TableLine94587342967808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Line94587342967808">
          <table:table-cell table:style-name="Table2.A2" office:value-type="string">
            <text:p text:style-name="P4"><draw:frame draw:style-name="fr1" draw:name="Image29" text:anchor-type="char" svg:width="1.2508in" svg:height="0.7909in" draw:z-index="28"><draw:image xlink:href="Pictures/100000010000009E00000064395EB9BBF4A04A4F.gif" xlink:type="simple" xlink:show="embed" xlink:actuate="onLoad" draw:mime-type="image/gif"/></draw:frame></text:p>
          </table:table-cell>
          <table:table-cell table:style-name="Table2.A2" office:value-type="string">
            <text:p text:style-name="P4"><draw:frame draw:style-name="fr1" draw:name="Image30" text:anchor-type="char" svg:width="1.2508in" svg:height="0.7909in" draw:z-index="29"><draw:image xlink:href="Pictures/100000010000009E000000646F6ECA4751415170.gif" xlink:type="simple" xlink:show="embed" xlink:actuate="onLoad" draw:mime-type="image/gif"/></draw:frame></text:p>
          </table:table-cell>
          <table:table-cell table:style-name="Table2.A2" office:value-type="string">
            <text:p text:style-name="P4"><draw:frame draw:style-name="fr1" draw:name="Image31" text:anchor-type="char" svg:width="1.2508in" svg:height="0.7909in" draw:z-index="30"><draw:image xlink:href="Pictures/100000010000009E00000064E66FA2C1FEB223E4.gif" xlink:type="simple" xlink:show="embed" xlink:actuate="onLoad" draw:mime-type="image/gif"/></draw:frame></text:p>
          </table:table-cell>
          <table:table-cell table:style-name="Table2.D2" office:value-type="string">
            <text:p text:style-name="P4"><draw:frame draw:style-name="fr1" draw:name="Image32" text:anchor-type="char" svg:width="1.2508in" svg:height="0.7909in" draw:z-index="31"><draw:image xlink:href="Pictures/100000010000009E000000646F2FB46F950F4573.gif" xlink:type="simple" xlink:show="embed" xlink:actuate="onLoad" draw:mime-type="image/gif"/></draw:frame></text:p>
          </table:table-cell>
        </table:table-row>
        <table:table-row table:style-name="TableLine94587342967808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</table:table>
      <text:p text:style-name="P2"/>
      <text:p text:style-name="P2"/>
      <table:table table:name="Table3" table:style-name="Table3">
        <table:table-column table:style-name="Table3.A" table:number-columns-repeated="4"/>
        <table:table-row table:style-name="TableLine94587305819136">
          <table:table-cell table:style-name="Table3.A1" office:value-type="string">
            <text:p text:style-name="P4"><draw:frame draw:style-name="fr1" draw:name="Image33" text:anchor-type="char" svg:width="1.2508in" svg:height="0.7909in" draw:z-index="32"><draw:image xlink:href="Pictures/100000010000009E0000006415252372E8071863.gif" xlink:type="simple" xlink:show="embed" xlink:actuate="onLoad" draw:mime-type="image/gif"/></draw:frame></text:p>
          </table:table-cell>
          <table:table-cell table:style-name="Table3.A1" office:value-type="string">
            <text:p text:style-name="P4"><draw:frame draw:style-name="fr1" draw:name="Image34" text:anchor-type="char" svg:width="1.2508in" svg:height="0.7909in" draw:z-index="33"><draw:image xlink:href="Pictures/100000010000009E000000647910AB2CAA4ACDAF.gif" xlink:type="simple" xlink:show="embed" xlink:actuate="onLoad" draw:mime-type="image/gif"/></draw:frame></text:p>
          </table:table-cell>
          <table:table-cell table:style-name="Table3.A1" office:value-type="string">
            <text:p text:style-name="P4"><draw:frame draw:style-name="fr1" draw:name="Image35" text:anchor-type="char" svg:width="1.2508in" svg:height="0.7909in" draw:z-index="34"><draw:image xlink:href="Pictures/100000010000009E00000064E322DC4BEFF86D06.gif" xlink:type="simple" xlink:show="embed" xlink:actuate="onLoad" draw:mime-type="image/gif"/></draw:frame></text:p>
          </table:table-cell>
          <table:table-cell table:style-name="Table3.D1" office:value-type="string">
            <text:p text:style-name="P4"><draw:frame draw:style-name="fr1" draw:name="Image36" text:anchor-type="char" svg:width="1.2508in" svg:height="0.7909in" draw:z-index="35"><draw:image xlink:href="Pictures/100000010000009E0000006430D540B5F6A0B192.gif" xlink:type="simple" xlink:show="embed" xlink:actuate="onLoad" draw:mime-type="image/gif"/></draw:frame></text:p>
          </table:table-cell>
        </table:table-row>
        <table:table-row table:style-name="TableLine94587305819136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Line94587305819136">
          <table:table-cell table:style-name="Table3.A2" office:value-type="string">
            <text:p text:style-name="P4"><draw:frame draw:style-name="fr1" draw:name="Image37" text:anchor-type="char" svg:width="1.2508in" svg:height="0.7909in" draw:z-index="36"><draw:image xlink:href="Pictures/100000010000009E00000064F9273B4D60F108DE.gif" xlink:type="simple" xlink:show="embed" xlink:actuate="onLoad" draw:mime-type="image/gif"/></draw:frame></text:p>
          </table:table-cell>
          <table:table-cell table:style-name="Table3.A2" office:value-type="string">
            <text:p text:style-name="P4"><draw:frame draw:style-name="fr1" draw:name="Image38" text:anchor-type="char" svg:width="1.2508in" svg:height="0.7909in" draw:z-index="37"><draw:image xlink:href="Pictures/100000010000009E000000644B1CAF00449D495E.gif" xlink:type="simple" xlink:show="embed" xlink:actuate="onLoad" draw:mime-type="image/gif"/></draw:frame></text:p>
          </table:table-cell>
          <table:table-cell table:style-name="Table3.A2" office:value-type="string">
            <text:p text:style-name="P4"><draw:frame draw:style-name="fr1" draw:name="Image39" text:anchor-type="char" svg:width="1.2508in" svg:height="0.7909in" draw:z-index="38"><draw:image xlink:href="Pictures/100000010000009E00000064D778A025FFA5AFCF.gif" xlink:type="simple" xlink:show="embed" xlink:actuate="onLoad" draw:mime-type="image/gif"/></draw:frame></text:p>
          </table:table-cell>
          <table:table-cell table:style-name="Table3.D2" office:value-type="string">
            <text:p text:style-name="P4"><draw:frame draw:style-name="fr1" draw:name="Image40" text:anchor-type="char" svg:width="1.2508in" svg:height="0.7909in" draw:z-index="39"><draw:image xlink:href="Pictures/100000010000009E0000006443DBC8AB4A9CE599.gif" xlink:type="simple" xlink:show="embed" xlink:actuate="onLoad" draw:mime-type="image/gif"/></draw:frame></text:p>
          </table:table-cell>
        </table:table-row>
        <table:table-row table:style-name="TableLine94587305819136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Line94587305819136">
          <table:table-cell table:style-name="Table3.A2" office:value-type="string">
            <text:p text:style-name="P4"><draw:frame draw:style-name="fr1" draw:name="Image41" text:anchor-type="char" svg:width="1.2508in" svg:height="0.7909in" draw:z-index="40"><draw:image xlink:href="Pictures/100000010000009E000000642E69AE42F7AB3ACD.gif" xlink:type="simple" xlink:show="embed" xlink:actuate="onLoad" draw:mime-type="image/gif"/></draw:frame></text:p>
          </table:table-cell>
          <table:table-cell table:style-name="Table3.A2" office:value-type="string">
            <text:p text:style-name="P4"><draw:frame draw:style-name="fr1" draw:name="Image42" text:anchor-type="char" svg:width="1.2508in" svg:height="0.7909in" draw:z-index="41"><draw:image xlink:href="Pictures/100000010000009E00000064FF789B29A6B81836.gif" xlink:type="simple" xlink:show="embed" xlink:actuate="onLoad" draw:mime-type="image/gif"/></draw:frame></text:p>
          </table:table-cell>
          <table:table-cell table:style-name="Table3.A2" office:value-type="string">
            <text:p text:style-name="P4"><draw:frame draw:style-name="fr1" draw:name="Image43" text:anchor-type="char" svg:width="1.2508in" svg:height="0.7909in" draw:z-index="42"><draw:image xlink:href="Pictures/100000010000009E000000648F8632C9D04F6CAA.gif" xlink:type="simple" xlink:show="embed" xlink:actuate="onLoad" draw:mime-type="image/gif"/></draw:frame></text:p>
          </table:table-cell>
          <table:table-cell table:style-name="Table3.D2" office:value-type="string">
            <text:p text:style-name="P4"><draw:frame draw:style-name="fr1" draw:name="Image44" text:anchor-type="char" svg:width="1.2508in" svg:height="0.7909in" draw:z-index="43"><draw:image xlink:href="Pictures/100000010000009E0000006464E271FF5EFE2736.gif" xlink:type="simple" xlink:show="embed" xlink:actuate="onLoad" draw:mime-type="image/gif"/></draw:frame></text:p>
          </table:table-cell>
        </table:table-row>
        <table:table-row table:style-name="TableLine94587305819136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Line94587305819136">
          <table:table-cell table:style-name="Table3.A2" office:value-type="string">
            <text:p text:style-name="P4"><draw:frame draw:style-name="fr1" draw:name="Image45" text:anchor-type="char" svg:width="1.2508in" svg:height="0.7909in" draw:z-index="44"><draw:image xlink:href="Pictures/100000010000009E000000644EBEA1B87D864E10.gif" xlink:type="simple" xlink:show="embed" xlink:actuate="onLoad" draw:mime-type="image/gif"/></draw:frame></text:p>
          </table:table-cell>
          <table:table-cell table:style-name="Table3.A2" office:value-type="string">
            <text:p text:style-name="P4"><draw:frame draw:style-name="fr1" draw:name="Image46" text:anchor-type="char" svg:width="1.2508in" svg:height="0.7909in" draw:z-index="45"><draw:image xlink:href="Pictures/100000010000009E0000006461548D1D7CB01D24.gif" xlink:type="simple" xlink:show="embed" xlink:actuate="onLoad" draw:mime-type="image/gif"/></draw:frame></text:p>
          </table:table-cell>
          <table:table-cell table:style-name="Table3.A2" office:value-type="string">
            <text:p text:style-name="P4"><draw:frame draw:style-name="fr1" draw:name="Image47" text:anchor-type="char" svg:width="1.2508in" svg:height="0.7909in" draw:z-index="46"><draw:image xlink:href="Pictures/100000010000009E0000006439FC85E8D141C3DD.gif" xlink:type="simple" xlink:show="embed" xlink:actuate="onLoad" draw:mime-type="image/gif"/></draw:frame></text:p>
          </table:table-cell>
          <table:table-cell table:style-name="Table3.D2" office:value-type="string">
            <text:p text:style-name="P4"><draw:frame draw:style-name="fr1" draw:name="Image48" text:anchor-type="char" svg:width="1.2508in" svg:height="0.7909in" draw:z-index="47"><draw:image xlink:href="Pictures/100000010000009E00000064EFD315DCB450C4AE.gif" xlink:type="simple" xlink:show="embed" xlink:actuate="onLoad" draw:mime-type="image/gif"/></draw:frame></text:p>
          </table:table-cell>
        </table:table-row>
        <table:table-row table:style-name="TableLine94587305819136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</table:table>
      <text:p text:style-name="P2"/>
      <text:p text:style-name="P2"/>
      <table:table table:name="Table4" table:style-name="Table4">
        <table:table-column table:style-name="Table4.A" table:number-columns-repeated="4"/>
        <table:table-row table:style-name="TableLine94587344718928">
          <table:table-cell table:style-name="Table4.A1" office:value-type="string">
            <text:p text:style-name="P4"><draw:frame draw:style-name="fr1" draw:name="Image49" text:anchor-type="char" svg:width="1.2508in" svg:height="0.7909in" draw:z-index="48"><draw:image xlink:href="Pictures/100000010000009E00000064B6EEF0B641C6DA3B.gif" xlink:type="simple" xlink:show="embed" xlink:actuate="onLoad" draw:mime-type="image/gif"/></draw:frame></text:p>
          </table:table-cell>
          <table:table-cell table:style-name="Table4.A1" office:value-type="string">
            <text:p text:style-name="P4"><draw:frame draw:style-name="fr1" draw:name="Image50" text:anchor-type="char" svg:width="1.2508in" svg:height="0.7909in" draw:z-index="49"><draw:image xlink:href="Pictures/100000010000009E00000064FEE8CF27EECEE2F6.gif" xlink:type="simple" xlink:show="embed" xlink:actuate="onLoad" draw:mime-type="image/gif"/></draw:frame></text:p>
          </table:table-cell>
          <table:table-cell table:style-name="Table4.A1" office:value-type="string">
            <text:p text:style-name="P4"><draw:frame draw:style-name="fr1" draw:name="Image51" text:anchor-type="char" svg:width="1.2508in" svg:height="0.7909in" draw:z-index="50"><draw:image xlink:href="Pictures/100000010000009E000000641F3E360D7F413001.gif" xlink:type="simple" xlink:show="embed" xlink:actuate="onLoad" draw:mime-type="image/gif"/></draw:frame></text:p>
          </table:table-cell>
          <table:table-cell table:style-name="Table4.D1" office:value-type="string">
            <text:p text:style-name="P4"><draw:frame draw:style-name="fr1" draw:name="Image52" text:anchor-type="char" svg:width="1.2508in" svg:height="0.7909in" draw:z-index="51"><draw:image xlink:href="Pictures/100000010000009E000000642CA791E7443E45EF.gif" xlink:type="simple" xlink:show="embed" xlink:actuate="onLoad" draw:mime-type="image/gif"/></draw:frame></text:p>
          </table:table-cell>
        </table:table-row>
        <table:table-row table:style-name="TableLine94587344718928"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D2" office:value-type="string">
            <text:p text:style-name="P4"/>
          </table:table-cell>
        </table:table-row>
        <table:table-row table:style-name="TableLine94587344718928">
          <table:table-cell table:style-name="Table4.A2" office:value-type="string">
            <text:p text:style-name="P4"><draw:frame draw:style-name="fr1" draw:name="Image53" text:anchor-type="char" svg:width="1.2508in" svg:height="0.7909in" draw:z-index="52"><draw:image xlink:href="Pictures/100000010000009E00000064A61D73AA9B8646EF.gif" xlink:type="simple" xlink:show="embed" xlink:actuate="onLoad" draw:mime-type="image/gif"/></draw:frame></text:p>
          </table:table-cell>
          <table:table-cell table:style-name="Table4.A2" office:value-type="string">
            <text:p text:style-name="P4"><draw:frame draw:style-name="fr1" draw:name="Image54" text:anchor-type="char" svg:width="1.2508in" svg:height="0.7909in" draw:z-index="53"><draw:image xlink:href="Pictures/100000010000009E000000649C4F9192E70FD4CE.gif" xlink:type="simple" xlink:show="embed" xlink:actuate="onLoad" draw:mime-type="image/gif"/></draw:frame></text:p>
          </table:table-cell>
          <table:table-cell table:style-name="Table4.A2" office:value-type="string">
            <text:p text:style-name="P4"><draw:frame draw:style-name="fr1" draw:name="Image55" text:anchor-type="char" svg:width="1.2508in" svg:height="0.7909in" draw:z-index="54"><draw:image xlink:href="Pictures/100000010000009E000000644043F368DDE472E6.gif" xlink:type="simple" xlink:show="embed" xlink:actuate="onLoad" draw:mime-type="image/gif"/></draw:frame></text:p>
          </table:table-cell>
          <table:table-cell table:style-name="Table4.D2" office:value-type="string">
            <text:p text:style-name="P4"><draw:frame draw:style-name="fr1" draw:name="Image56" text:anchor-type="char" svg:width="1.2508in" svg:height="0.7909in" draw:z-index="55"><draw:image xlink:href="Pictures/100000010000009E000000640905F9634F3B8ED0.gif" xlink:type="simple" xlink:show="embed" xlink:actuate="onLoad" draw:mime-type="image/gif"/></draw:frame></text:p>
          </table:table-cell>
        </table:table-row>
        <table:table-row table:style-name="TableLine94587344718928"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D2" office:value-type="string">
            <text:p text:style-name="P4"/>
          </table:table-cell>
        </table:table-row>
        <table:table-row table:style-name="TableLine94587344718928">
          <table:table-cell table:style-name="Table4.A2" office:value-type="string">
            <text:p text:style-name="P4"><draw:frame draw:style-name="fr1" draw:name="Image57" text:anchor-type="char" svg:width="1.2508in" svg:height="0.7909in" draw:z-index="56"><draw:image xlink:href="Pictures/100000010000009E00000064CDC1BEFEE9009EF6.gif" xlink:type="simple" xlink:show="embed" xlink:actuate="onLoad" draw:mime-type="image/gif"/></draw:frame></text:p>
          </table:table-cell>
          <table:table-cell table:style-name="Table4.A2" office:value-type="string">
            <text:p text:style-name="P4"><draw:frame draw:style-name="fr1" draw:name="Image58" text:anchor-type="char" svg:width="1.2508in" svg:height="0.7909in" draw:z-index="57"><draw:image xlink:href="Pictures/100000010000009E00000064C0C149ED064E4FB1.gif" xlink:type="simple" xlink:show="embed" xlink:actuate="onLoad" draw:mime-type="image/gif"/></draw:frame></text:p>
          </table:table-cell>
          <table:table-cell table:style-name="Table4.A2" office:value-type="string">
            <text:p text:style-name="P4"><draw:frame draw:style-name="fr1" draw:name="Image59" text:anchor-type="char" svg:width="1.2508in" svg:height="0.7909in" draw:z-index="58"><draw:image xlink:href="Pictures/100000010000009E00000064DF60926004D15632.gif" xlink:type="simple" xlink:show="embed" xlink:actuate="onLoad" draw:mime-type="image/gif"/></draw:frame></text:p>
          </table:table-cell>
          <table:table-cell table:style-name="Table4.D2" office:value-type="string">
            <text:p text:style-name="P4"><draw:frame draw:style-name="fr1" draw:name="Image60" text:anchor-type="char" svg:width="1.2508in" svg:height="0.7909in" draw:z-index="59"><draw:image xlink:href="Pictures/100000010000009E000000643DDB9DEAEC7992D7.gif" xlink:type="simple" xlink:show="embed" xlink:actuate="onLoad" draw:mime-type="image/gif"/></draw:frame></text:p>
          </table:table-cell>
        </table:table-row>
        <table:table-row table:style-name="TableLine94587344718928"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D2" office:value-type="string">
            <text:p text:style-name="P4"/>
          </table:table-cell>
        </table:table-row>
        <table:table-row table:style-name="TableLine94587344718928">
          <table:table-cell table:style-name="Table4.A2" office:value-type="string">
            <text:p text:style-name="P4"><draw:frame draw:style-name="fr1" draw:name="Image61" text:anchor-type="char" svg:width="1.2508in" svg:height="0.7909in" draw:z-index="60"><draw:image xlink:href="Pictures/100000010000009E00000064159D5618A374F06A.gif" xlink:type="simple" xlink:show="embed" xlink:actuate="onLoad" draw:mime-type="image/gif"/></draw:frame></text:p>
          </table:table-cell>
          <table:table-cell table:style-name="Table4.A2" office:value-type="string">
            <text:p text:style-name="P4"><draw:frame draw:style-name="fr1" draw:name="Image62" text:anchor-type="char" svg:width="1.2508in" svg:height="0.7909in" draw:z-index="61"><draw:image xlink:href="Pictures/100000010000009E000000647029FD4DD422137D.gif" xlink:type="simple" xlink:show="embed" xlink:actuate="onLoad" draw:mime-type="image/gif"/></draw:frame></text:p>
          </table:table-cell>
          <table:table-cell table:style-name="Table4.A2" office:value-type="string">
            <text:p text:style-name="P4"><draw:frame draw:style-name="fr1" draw:name="Image63" text:anchor-type="char" svg:width="1.2508in" svg:height="0.7909in" draw:z-index="62"><draw:image xlink:href="Pictures/100000010000009E00000064017B48A637D36033.gif" xlink:type="simple" xlink:show="embed" xlink:actuate="onLoad" draw:mime-type="image/gif"/></draw:frame></text:p>
          </table:table-cell>
          <table:table-cell table:style-name="Table4.D2" office:value-type="string">
            <text:p text:style-name="P4"><draw:frame draw:style-name="fr1" draw:name="Image64" text:anchor-type="char" svg:width="1.2508in" svg:height="0.7909in" draw:z-index="63"><draw:image xlink:href="Pictures/100000010000009E000000642CD6158DD5AEEA69.gif" xlink:type="simple" xlink:show="embed" xlink:actuate="onLoad" draw:mime-type="image/gif"/></draw:frame></text:p>
          </table:table-cell>
        </table:table-row>
        <table:table-row table:style-name="TableLine94587344718928"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D2" office:value-type="string">
            <text:p text:style-name="P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20:11:42.770893109</meta:creation-date>
    <dc:date>2022-04-29T20:25:46.697823263</dc:date>
    <meta:editing-duration>PT3M53S</meta:editing-duration>
    <meta:editing-cycles>1</meta:editing-cycles>
    <meta:document-statistic meta:table-count="4" meta:image-count="64" meta:object-count="0" meta:page-count="4" meta:paragraph-count="0" meta:word-count="0" meta:character-count="0" meta:non-whitespace-character-count="0"/>
    <meta:generator>LibreOffice/7.3.2.2$Linux_X86_64 LibreOffice_project/30$Build-2</meta:generator>
  </office:meta>
</office:document-meta>
</file>